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tracked-changes>
        <text:changed-region xml:id="ct304239216" text:id="ct304239216">
          <text:insertion>
            <office:change-info>
              <dc:creator>Alice</dc:creator>
              <dc:date>2025-04-16T10:37:00</dc:date>
            </office:change-info>
          </text:insertion>
        </text:changed-region>
        <text:changed-region xml:id="ct304238928" text:id="ct304238928">
          <text:format-change>
            <office:change-info>
              <dc:creator>Miklos Vajna</dc:creator>
              <dc:date>2025-04-24T15:41:00</dc:date>
            </office:change-info>
          </text:format-change>
          <text:insertion>
            <office:change-info>
              <dc:creator>Alice</dc:creator>
              <dc:date>2025-04-16T10:37:00</dc:date>
            </office:change-info>
          </text:insertion>
        </text:changed-region>
        <text:changed-region xml:id="ct304238640" text:id="ct304238640">
          <text:insertion>
            <office:change-info>
              <dc:creator>Alice</dc:creator>
              <dc:date>2025-04-16T10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-start text:change-id="ct304239216"/>AAA<text:change-end text:change-id="ct304239216"/><text:change-start text:change-id="ct304238928"/><text:span text:style-name="T1">BBB</text:span><text:change-end text:change-id="ct304238928"/><text:change-start text:change-id="ct304238640"/>CCC<text:change-end text:change-id="ct30423864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dc:creator>Miklos Vajna</dc:creator>
    <meta:editing-cycles>3</meta:editing-cycles>
    <meta:creation-date>2025-04-16T08:37:00</meta:creation-date>
    <dc:date>2025-04-24T13:41:00</dc:date>
    <meta:editing-duration>PT3M</meta:editing-duration>
    <meta:generator>Collabora_OfficeDev/25.04.2.1$Linux_X86_64 LibreOffice_project/cfdc2938fda3a769de708054b300ea8fcdadd043</meta:generator>
    <meta:document-statistic meta:table-count="0" meta:image-count="0" meta:object-count="0" meta:page-count="1" meta:paragraph-count="1" meta:word-count="1" meta:character-count="9" meta:non-whitespace-character-count="9"/>
    <meta:user-defined meta:name="AppVersion">16.0000</meta:user-defined>
    <meta:template xlink:type="simple" xlink:actuate="onRequest" xlink:title="Normal" xlink:href=""/>
  </office:meta>
</office:document-meta>
</file>